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Times New Roman" officeooo:rsid="0011ea88" officeooo:paragraph-rsid="0011ea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ncing a business</text:p>
      <text:p text:style-name="P1"/>
      <text:p text:style-name="P1">Through investors. </text:p>
      <text:p text:style-name="P1">New start up businesses can get funding by approaching potential investors and pitching their ideas to them. Although this comes at a price such as giving the investors some stake of your business.</text:p>
      <text:p text:style-name="P1">More capital allows the business to grow and increase its productivity. Although the profits are split between the business owner and the investor, it also cushions the business owner from catastrophic losses.</text:p>
      <text:p text:style-name="P1"/>
      <text:p text:style-name="P1">Through loans</text:p>
      <text:p text:style-name="P1">If one requires funds but does not want to sell part of their business. They can take a loan either from banks or micro-finance firms. This is more risky than funding by an investor because in case the business fails, the business owner incurs the losses solely and the loan still needs to be repaid regardless. Banks also charge relatively high interest rates which are very expensive and can cut into the business profits especially if the profit margin is mini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22:24:16.667503720</meta:creation-date>
    <dc:date>2017-05-29T22:32:20.164452767</dc:date>
    <meta:editing-duration>PT8M4S</meta:editing-duration>
    <meta:editing-cycles>1</meta:editing-cycles>
    <meta:document-statistic meta:table-count="0" meta:image-count="0" meta:object-count="0" meta:page-count="1" meta:paragraph-count="6" meta:word-count="153" meta:character-count="925" meta:non-whitespace-character-count="777"/>
    <meta:generator>LibreOffice/5.3.1.2$Linux_X86_64 LibreOffice_project/30m0$Build-2</meta:generator>
  </office:meta>
</office:document-meta>
</file>